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hadeva" svg:font-family="Sahadev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02ec73" officeooo:paragraph-rsid="000f0515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Ubuntu" fo:font-size="14pt" fo:font-style="normal" style:text-underline-style="none" fo:font-weight="normal" officeooo:rsid="0002ec73" officeooo:paragraph-rsid="000fb69a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02ec73" officeooo:paragraph-rsid="000fb69a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Ubuntu" fo:font-size="14pt" fo:font-style="normal" style:text-underline-style="none" fo:font-weight="normal" officeooo:rsid="000c5b14" officeooo:paragraph-rsid="000fb69a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Ubuntu" fo:font-size="14pt" fo:font-style="normal" style:text-underline-style="none" fo:font-weight="normal" officeooo:rsid="00032f9e" officeooo:paragraph-rsid="000fb69a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Ubuntu" fo:font-size="14pt" fo:font-style="normal" style:text-underline-style="none" fo:font-weight="normal" officeooo:rsid="000adcc6" officeooo:paragraph-rsid="000fb69a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Sahadeva" fo:font-size="15pt" fo:font-style="normal" style:text-underline-style="solid" style:text-underline-width="auto" style:text-underline-color="font-color" fo:font-weight="bold" officeooo:rsid="00020c23" officeooo:paragraph-rsid="000d1a12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Sahadeva" fo:font-size="16pt" fo:font-style="normal" style:text-underline-style="solid" style:text-underline-width="auto" style:text-underline-color="font-color" fo:font-weight="bold" officeooo:rsid="00020c23" officeooo:paragraph-rsid="000d1a12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ahadeva" fo:font-size="14pt" fo:font-style="normal" style:text-underline-style="solid" style:text-underline-width="auto" style:text-underline-color="font-color" fo:font-weight="bold" officeooo:rsid="0002ec73" officeooo:paragraph-rsid="000f0515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4pt" fo:letter-spacing="normal" fo:font-style="normal" style:text-underline-style="none" fo:font-weight="normal" officeooo:rsid="0002ec73" officeooo:paragraph-rsid="000f0515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fcd45"/>
    </style:style>
    <style:style style:name="T2" style:family="text">
      <style:text-properties officeooo:rsid="000ceaa3"/>
    </style:style>
    <style:style style:name="T3" style:family="text">
      <style:text-properties officeooo:rsid="00032f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IFFERENCE BETWEEN </text:p>
      <text:p text:style-name="P8">“MULTI-TASKING VS MULTI-THREADING”</text:p>
      <text:p text:style-name="P9">Multi-tasking</text:p>
      <text:p text:style-name="P10"><text:span text:style-name="T1">In </text:span>Ear<text:span text:style-name="T1">ly era</text:span> when computers were invented, a user was allowed to submit only job or task at a time. But later with availability of high-speed processor, one can submit more than one task.</text:p>
      <text:p text:style-name="P1">Multi-tasking means doing multiple tasks at a time. </text:p>
      <text:p text:style-name="P3"/>
      <text:list xml:id="list4274887396" text:style-name="L1">
        <text:list-item>
          <text:p text:style-name="P2">In multitasking, CPU is provided to execute many tasks at a time <text:span text:style-name="T3">easily.</text:span></text:p>
        </text:list-item>
        <text:list-item>
          <text:p text:style-name="P5"><text:s/>It is an ability of an OS to execute more than one program simultaneously.</text:p>
        </text:list-item>
        <text:list-item>
          <text:p text:style-name="P5"><text:s/>It’s a time sharing process. CPU switches from one program to another program so quickly to complete all other programs simultaneously. </text:p>
        </text:list-item>
        <text:list-item>
          <text:p text:style-name="P5">Multi-tasking involves multi-processing.</text:p>
        </text:list-item>
        <text:list-item>
          <text:p text:style-name="P5"><text:s/>In multi-tasking, processes shares different resources, each process is allocated separate resources that’s why it is also called heavyweight process.</text:p>
        </text:list-item>
        <text:list-item>
          <text:p text:style-name="P6">Multi-tasking is slower as compared to multi-threading.</text:p>
        </text:list-item>
        <text:list-item>
          <text:p text:style-name="P4">It is less effic<text:span text:style-name="T2">i</text:span>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hadeva" svg:font-family="Sahadev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18:34:28.448701081</meta:creation-date>
    <meta:generator>LibreOffice/6.0.7.3$Linux_X86_64 LibreOffice_project/00m0$Build-3</meta:generator>
    <dc:date>2020-06-28T18:40:20.573552417</dc:date>
    <meta:editing-duration>PT5M51S</meta:editing-duration>
    <meta:editing-cycles>3</meta:editing-cycles>
    <meta:document-statistic meta:table-count="0" meta:image-count="0" meta:object-count="0" meta:page-count="1" meta:paragraph-count="12" meta:word-count="137" meta:character-count="863" meta:non-whitespace-character-count="739"/>
  </office:meta>
</office:document-meta>
</file>